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8.3in" fo:margin-left="0in" fo:margin-top="0in" fo:margin-bottom="0in" table:align="left"/>
    </style:style>
    <style:style style:name="Table1.A" style:family="table-column">
      <style:table-column-properties style:column-width="8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0201d" fo:padding="0.0694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a6a28c" style:font-name="Consolas" fo:font-size="9pt" fo:background-color="#20201d" style:font-name-asian="Consolas1" style:font-size-asian="9pt" style:font-name-complex="Consolas1" style:font-size-complex="9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fo:color="#b854d4" style:font-name="Consolas" fo:font-size="9pt" fo:background-color="#20201d" loext:char-shading-value="0" style:font-name-asian="Consolas1" style:font-size-asian="9pt" style:font-name-complex="Consolas1" style:font-size-complex="9pt"/>
    </style:style>
    <style:style style:name="T5" style:family="text">
      <style:text-properties fo:color="#a6a28c" style:font-name="Consolas" fo:font-size="9pt" fo:background-color="#20201d" loext:char-shading-value="0" style:font-name-asian="Consolas1" style:font-size-asian="9pt" style:font-name-complex="Consolas1" style:font-size-complex="9pt"/>
    </style:style>
    <style:style style:name="T6" style:family="text">
      <style:text-properties fo:color="#b65611" style:font-name="Consolas" fo:font-size="9pt" fo:background-color="#20201d" loext:char-shading-value="0" style:font-name-asian="Consolas1" style:font-size-asian="9pt" style:font-name-complex="Consolas1" style:font-size-complex="9pt"/>
    </style:style>
    <style:style style:name="T7" style:family="text">
      <style:text-properties fo:color="#60ac39" style:font-name="Consolas" fo:font-size="9pt" fo:background-color="#20201d" loext:char-shading-value="0" style:font-name-asian="Consolas1" style:font-size-asian="9pt" style:font-name-complex="Consolas1" style:font-size-complex="9pt"/>
    </style:style>
    <style:style style:name="T8" style:family="text">
      <style:text-properties fo:color="#6684e1" style:font-name="Consolas" fo:font-size="9pt" fo:background-color="#20201d" loext:char-shading-value="0" style:font-name-asian="Consolas1" style:font-size-asian="9pt" style:font-name-complex="Consolas1" style:font-size-complex="9pt"/>
    </style:style>
    <style:style style:name="T9" style:family="text">
      <style:text-properties fo:color="#999580" style:font-name="Consolas" fo:font-size="9pt" fo:background-color="#20201d" loext:char-shading-value="0" style:font-name-asian="Consolas1" style:font-size-asian="9pt" style:font-name-complex="Consolas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elow you see a tutorial from Keras on using transfer learning. <text:s/>They train their models on have the digits and predict the second half. <text:s text:c="2"/>Your homework is to train all all digits and make your own handwritten data set of 5 characters (ie A, B, C, D, E) <text:s/>and transfer your minist trained model over to them. <text:s/>Enjoy!</text:span></text:p>
      <text:p text:style-name="P2"/>
      <text:p text:style-name="P2"/>
      <text:p text:style-name="P1"><text:span text:style-name="T2">Code From </text:span><text:a xlink:type="simple" xlink:href="https://keras.io/examples/mnist_transfer_cnn/" text:style-name="ListLabel_20_1" text:visited-style-name="ListLabel_20_1"><text:span text:style-name="T3">https://keras.io/examples/mnist_transfer_cnn/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4">from</text:span><text:span text:style-name="T5"> __future__ </text:span><text:span text:style-name="T4">import</text:span><text:span text:style-name="T5"> print_function<text:line-break/></text:span><text:span text:style-name="T4">import</text:span><text:span text:style-name="T5"> datetime<text:line-break/></text:span><text:span text:style-name="T4">import</text:span><text:span text:style-name="T5"> keras<text:line-break/></text:span><text:span text:style-name="T4">from</text:span><text:span text:style-name="T5"> keras.datasets </text:span><text:span text:style-name="T4">import</text:span><text:span text:style-name="T5"> mnist<text:line-break/></text:span><text:span text:style-name="T4">from</text:span><text:span text:style-name="T5"> keras.models </text:span><text:span text:style-name="T4">import</text:span><text:span text:style-name="T5"> Sequential<text:line-break/></text:span><text:span text:style-name="T4">from</text:span><text:span text:style-name="T5"> keras.layers </text:span><text:span text:style-name="T4">import</text:span><text:span text:style-name="T5"> Dense, Dropout, Activation, Flatten, <text:s/>Conv2D, MaxPooling2D<text:line-break/></text:span><text:span text:style-name="T4">from</text:span><text:span text:style-name="T5"> keras </text:span><text:span text:style-name="T4">import</text:span><text:span text:style-name="T5"> backend </text:span><text:span text:style-name="T4">as</text:span><text:span text:style-name="T5"> K<text:line-break/>now = datetime.datetime.now<text:line-break/>batch_size = </text:span><text:span text:style-name="T6">128</text:span><text:span text:style-name="T5"><text:line-break/>num_classes = </text:span><text:span text:style-name="T6">5</text:span><text:span text:style-name="T5"><text:line-break/>epochs = </text:span><text:span text:style-name="T6">5</text:span><text:span text:style-name="T5"><text:line-break/>img_rows, img_cols = </text:span><text:span text:style-name="T6">28</text:span><text:span text:style-name="T5">, </text:span><text:span text:style-name="T6">28</text:span><text:span text:style-name="T5"><text:line-break/>filters = </text:span><text:span text:style-name="T6">32</text:span><text:span text:style-name="T5"><text:line-break/>pool_size = </text:span><text:span text:style-name="T6">2</text:span><text:span text:style-name="T5"><text:line-break/>kernel_size = </text:span><text:span text:style-name="T6">3</text:span><text:span text:style-name="T5"><text:line-break/></text:span><text:span text:style-name="T4">if</text:span><text:span text:style-name="T5"> K.image_data_format() == </text:span><text:span text:style-name="T7">'channels_first'</text:span><text:span text:style-name="T5">:<text:line-break/> <text:s text:c="3"/>input_shape = (</text:span><text:span text:style-name="T6">1</text:span><text:span text:style-name="T5">, img_rows, img_cols)<text:line-break/></text:span><text:span text:style-name="T4">else</text:span><text:span text:style-name="T5">:<text:line-break/> <text:s text:c="3"/>input_shape = (img_rows, img_cols, </text:span><text:span text:style-name="T6">1</text:span><text:span text:style-name="T5">)<text:line-break/><text:line-break/></text:span><text:span text:style-name="T4">def</text:span><text:span text:style-name="T5"> </text:span><text:span text:style-name="T8">train_model</text:span><text:span text:style-name="T6">(model, train, test, num_classes)</text:span><text:span text:style-name="T5">:<text:line-break/> <text:s text:c="3"/>x_train = train[</text:span><text:span text:style-name="T6">0</text:span><text:span text:style-name="T5">].reshape((train[</text:span><text:span text:style-name="T6">0</text:span><text:span text:style-name="T5">].shape[</text:span><text:span text:style-name="T6">0</text:span><text:span text:style-name="T5">],) + input_shape)<text:line-break/> <text:s text:c="3"/>x_test = test[</text:span><text:span text:style-name="T6">0</text:span><text:span text:style-name="T5">].reshape((test[</text:span><text:span text:style-name="T6">0</text:span><text:span text:style-name="T5">].shape[</text:span><text:span text:style-name="T6">0</text:span><text:span text:style-name="T5">],) + input_shape)<text:line-break/> <text:s text:c="3"/>x_train = x_train.astype(</text:span><text:span text:style-name="T7">'float32'</text:span><text:span text:style-name="T5">)<text:line-break/> <text:s text:c="3"/>x_test = x_test.astype(</text:span><text:span text:style-name="T7">'float32'</text:span><text:span text:style-name="T5">)<text:line-break/> <text:s text:c="3"/>x_train /= </text:span><text:span text:style-name="T6">255</text:span><text:span text:style-name="T5"><text:line-break/> <text:s text:c="3"/>x_test /= </text:span><text:span text:style-name="T6">255</text:span><text:span text:style-name="T5"><text:line-break/> <text:s text:c="3"/>print(</text:span><text:span text:style-name="T7">'x_train shape:'</text:span><text:span text:style-name="T5">, x_train.shape)<text:line-break/> <text:s text:c="3"/>print(x_train.shape[</text:span><text:span text:style-name="T6">0</text:span><text:span text:style-name="T5">], </text:span><text:span text:style-name="T7">'train samples'</text:span><text:span text:style-name="T5">)<text:line-break/> <text:s text:c="3"/>print(x_test.shape[</text:span><text:span text:style-name="T6">0</text:span><text:span text:style-name="T5">], </text:span><text:span text:style-name="T7">'test samples'</text:span><text:span text:style-name="T5">)<text:line-break/> <text:s text:c="3"/></text:span><text:span text:style-name="T9"># convert class vectors to binary class matrices</text:span><text:span text:style-name="T5"><text:line-break/> <text:s text:c="3"/>y_train = keras.utils.to_categorical(train[</text:span><text:span text:style-name="T6">1</text:span><text:span text:style-name="T5">], num_classes)<text:line-break/> <text:s text:c="3"/>y_test = keras.utils.to_categorical(test[</text:span><text:span text:style-name="T6">1</text:span><text:span text:style-name="T5">], num_classes)<text:line-break/> <text:s text:c="3"/>model.compile(loss=</text:span><text:span text:style-name="T7">'categorical_crossentropy'</text:span><text:span text:style-name="T5">,<text:line-break/> <text:s text:c="17"/>optimizer=</text:span><text:span text:style-name="T7">'adadelta'</text:span><text:span text:style-name="T5">,<text:line-break/> <text:s text:c="17"/>metrics=[</text:span><text:span text:style-name="T7">'accuracy'</text:span><text:span text:style-name="T5">])<text:line-break/> <text:s text:c="3"/>t = now()<text:line-break/> <text:s text:c="3"/>model.fit(x_train, y_train,<text:line-break/> <text:s text:c="13"/>batch_size=batch_size,<text:line-break/> <text:s text:c="13"/>epochs=epochs,<text:line-break/> <text:s text:c="13"/>verbose=</text:span><text:span text:style-name="T6">1</text:span><text:span text:style-name="T5">,<text:line-break/> <text:s text:c="13"/>validation_data=(x_test, y_test))<text:line-break/> <text:s text:c="3"/>print(</text:span><text:span text:style-name="T7">'Training time: %s'</text:span><text:span text:style-name="T5"> % (now() - t))<text:line-break/> <text:s text:c="3"/>score = model.evaluate(x_test, y_test, verbose=</text:span><text:span text:style-name="T6">0</text:span><text:span text:style-name="T5">)<text:line-break/> <text:s text:c="3"/>print(</text:span><text:span text:style-name="T7">'Test score:'</text:span><text:span text:style-name="T5">, score[</text:span><text:span text:style-name="T6">0</text:span><text:span text:style-name="T5">])<text:line-break/> <text:s text:c="3"/>print(</text:span><text:span text:style-name="T7">'Test accuracy:'</text:span><text:span text:style-name="T5">, score[</text:span><text:span text:style-name="T6">1</text:span><text:span text:style-name="T5">])<text:line-break/><text:line-break/>(x_train, y_train), (x_test, y_test) = mnist.load_data()<text:line-break/>x_train_lt5 = x_train[y_train &lt; </text:span><text:span text:style-name="T6">5</text:span><text:span text:style-name="T5">]<text:line-break/>y_train_lt5 = y_train[y_train &lt; </text:span><text:span text:style-name="T6">5</text:span><text:span text:style-name="T5">]<text:line-break/>x_test_lt5 = x_test[y_test &lt; </text:span><text:span text:style-name="T6">5</text:span><text:span text:style-name="T5">]<text:line-break/>y_test_lt5 = y_test[y_test &lt; </text:span><text:span text:style-name="T6">5</text:span><text:span text:style-name="T5">]<text:line-break/>x_train_gte5 = x_train[y_train &gt;= </text:span><text:span text:style-name="T6">5</text:span><text:span text:style-name="T5">]<text:line-break/>y_train_gte5 = y_train[y_train &gt;= </text:span><text:span text:style-name="T6">5</text:span><text:span text:style-name="T5">] - </text:span><text:span text:style-name="T6">5</text:span><text:span text:style-name="T5"><text:line-break/>x_test_gte5 = x_test[y_test &gt;= </text:span><text:span text:style-name="T6">5</text:span><text:span text:style-name="T5">]<text:line-break/>y_test_gte5 = y_test[y_test &gt;= </text:span><text:span text:style-name="T6">5</text:span><text:span text:style-name="T5">] - </text:span><text:span text:style-name="T6">5</text:span><text:span text:style-name="T5"><text:line-break/></text:span></text:p>
            <text:p text:style-name="P3"/>
            <text:p text:style-name="P1"><text:span text:style-name="T5"><text:line-break/>feature_layers = [<text:line-break/> <text:s text:c="3"/>Conv2D(filters, kernel_size,<text:line-break/> <text:s text:c="10"/>padding=</text:span><text:span text:style-name="T7">'valid'</text:span><text:span text:style-name="T5">,<text:line-break/> <text:s text:c="10"/>input_shape=input_shape),<text:line-break/> <text:s text:c="3"/>Activation(</text:span><text:span text:style-name="T7">'relu'</text:span><text:span text:style-name="T5">),<text:line-break/> <text:s text:c="3"/>Conv2D(filters, kernel_size),<text:line-break/> <text:s text:c="3"/>Activation(</text:span><text:span text:style-name="T7">'relu'</text:span><text:span text:style-name="T5">),<text:line-break/> <text:s text:c="3"/>MaxPooling2D(pool_size=pool_size),<text:line-break/> <text:s text:c="3"/>Dropout(</text:span><text:span text:style-name="T6">0.25</text:span><text:span text:style-name="T5">),<text:line-break/> <text:s text:c="3"/>Flatten(),<text:line-break/>]<text:line-break/><text:line-break/>classification_layers = [<text:line-break/> <text:s text:c="3"/>Dense(</text:span><text:span text:style-name="T6">128</text:span><text:span text:style-name="T5">),<text:line-break/> <text:s text:c="3"/>Activation(</text:span><text:span text:style-name="T7">'relu'</text:span><text:span text:style-name="T5">),<text:line-break/> <text:s text:c="3"/>Dropout(</text:span><text:span text:style-name="T6">0.5</text:span><text:span text:style-name="T5">),<text:line-break/> <text:s text:c="3"/>Dense(num_classes),<text:line-break/> <text:s text:c="3"/>Activation(</text:span><text:span text:style-name="T7">'softmax'</text:span><text:span text:style-name="T5">)<text:line-break/>]<text:line-break/><text:line-break/></text:span><text:span text:style-name="T9"># create complete model</text:span><text:span text:style-name="T5"><text:line-break/>model = Sequential(feature_layers + classification_layers)<text:line-break/><text:line-break/></text:span><text:span text:style-name="T9"># train model for 5-digit classification [0..4]</text:span><text:span text:style-name="T5"><text:line-break/>train_model(model,<text:line-break/> <text:s text:c="11"/>(x_train_lt5, y_train_lt5),<text:line-break/> <text:s text:c="11"/>(x_test_lt5, y_test_lt5), num_classes)<text:line-break/><text:line-break/></text:span><text:span text:style-name="T9"># freeze feature layers and rebuild model</text:span><text:span text:style-name="T5"><text:line-break/></text:span><text:span text:style-name="T4">for</text:span><text:span text:style-name="T5"> l </text:span><text:span text:style-name="T4">in</text:span><text:span text:style-name="T5"> feature_layers:<text:line-break/> <text:s text:c="3"/>l.trainable = </text:span><text:span text:style-name="T4">False</text:span><text:span text:style-name="T5"><text:line-break/><text:line-break/></text:span><text:span text:style-name="T9"># transfer: train dense layers for new classification task [5..9]</text:span><text:span text:style-name="T5"><text:line-break/>train_model(model,<text:line-break/> <text:s text:c="11"/>(x_train_gte5, y_train_gte5),<text:line-break/> <text:s text:c="11"/>(x_test_gte5, y_test_gte5), num_classes)</text:span></text:p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" meta:word-count="342" meta:character-count="3264" meta:non-whitespace-character-count="2613"/>
    <meta:generator>LibreOfficeDev/6.0.5.2$Linux_X86_64 LibreOffice_project/</meta:generator>
  </office:meta>
</office:document-meta>
</file>